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style:font-name="Verdana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style="italic" officeooo:rsid="0004ad6e" officeooo:paragraph-rsid="0004ad6e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style="italic" officeooo:rsid="0016e886" officeooo:paragraph-rsid="0016e886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style="italic" officeooo:rsid="000723d0" officeooo:paragraph-rsid="0016e886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d2697" officeooo:paragraph-rsid="000d2697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0ee699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102fcf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723d0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4ad6e" officeooo:paragraph-rsid="000d2697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60d6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0723d0" officeooo:paragraph-rsid="000723d0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2pt" fo:font-style="normal" style:text-underline-style="solid" style:text-underline-width="auto" style:text-underline-color="font-color" fo:font-weight="normal" officeooo:rsid="00091593" officeooo:paragraph-rsid="001960d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ee69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f746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723d0" officeooo:paragraph-rsid="0011957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2pt" fo:font-style="normal" officeooo:rsid="00091593" officeooo:paragraph-rsid="00091593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2pt" fo:font-style="normal" officeooo:rsid="000723d0" officeooo:paragraph-rsid="0016e886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04ad6e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1d25f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09159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1960d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04ad6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1d25fe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d2697" officeooo:paragraph-rsid="000f746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Verdana" fo:font-size="16pt" fo:font-style="italic" style:text-underline-style="none" fo:font-weight="bold" officeooo:rsid="0004ad6e" officeooo:paragraph-rsid="001d25fe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Verdana" fo:font-size="16pt" fo:font-style="normal" fo:font-weight="bold" officeooo:rsid="00091593" officeooo:paragraph-rsid="00091593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Verdana" fo:font-size="18pt" fo:font-style="normal" fo:font-weight="bold" officeooo:rsid="000d2697" officeooo:paragraph-rsid="000d2697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Verdana" fo:font-size="20pt" fo:font-style="normal" fo:font-weight="bold" officeooo:rsid="000cd5b7" officeooo:paragraph-rsid="000cd5b7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22pt" style:text-underline-style="none" fo:font-weight="normal" officeooo:rsid="00069da6" officeooo:paragraph-rsid="00069da6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Verdana" fo:font-size="22pt" style:text-underline-style="solid" style:text-underline-width="auto" style:text-underline-color="font-color" fo:font-weight="bold" officeooo:rsid="00069da6" officeooo:paragraph-rsid="00069da6" style:font-size-asian="22pt" style:font-weight-asian="bold" style:font-size-complex="22pt" style:font-weight-complex="bold"/>
    </style:style>
    <style:style style:name="T1" style:family="text">
      <style:text-properties officeooo:rsid="000723d0"/>
    </style:style>
    <style:style style:name="T2" style:family="text">
      <style:text-properties officeooo:rsid="00091593"/>
    </style:style>
    <style:style style:name="T3" style:family="text">
      <style:text-properties officeooo:rsid="000af885"/>
    </style:style>
    <style:style style:name="T4" style:family="text">
      <style:text-properties officeooo:rsid="000cd5b7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ad6e"/>
    </style:style>
    <style:style style:name="T7" style:family="text">
      <style:text-properties style:text-underline-style="none" officeooo:rsid="000cd5b7"/>
    </style:style>
    <style:style style:name="T8" style:family="text">
      <style:text-properties style:text-underline-style="none" officeooo:rsid="00091593"/>
    </style:style>
    <style:style style:name="T9" style:family="text">
      <style:text-properties style:text-underline-style="none" officeooo:rsid="0016e886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cd5b7" style:font-weight-asian="normal" style:font-weight-complex="normal"/>
    </style:style>
    <style:style style:name="T12" style:family="text">
      <style:text-properties style:text-underline-style="none" fo:font-weight="normal" officeooo:rsid="0016e886" style:font-weight-asian="normal" style:font-weight-complex="normal"/>
    </style:style>
    <style:style style:name="T13" style:family="text">
      <style:text-properties style:text-underline-style="none" fo:font-weight="normal" officeooo:rsid="00091593" style:font-weight-asian="normal" style:font-weight-complex="normal"/>
    </style:style>
    <style:style style:name="T14" style:family="text">
      <style:text-properties style:text-underline-style="none" fo:font-weight="normal" officeooo:rsid="0017dc1c" style:font-weight-asian="normal" style:font-weight-complex="normal"/>
    </style:style>
    <style:style style:name="T15" style:family="text">
      <style:text-properties style:text-underline-style="none" officeooo:rsid="0017dc1c"/>
    </style:style>
    <style:style style:name="T16" style:family="text">
      <style:text-properties style:text-underline-style="none" officeooo:rsid="001960d6"/>
    </style:style>
    <style:style style:name="T17" style:family="text">
      <style:text-properties style:text-underline-style="none" officeooo:rsid="001a3c47"/>
    </style:style>
    <style:style style:name="T18" style:family="text">
      <style:text-properties style:text-underline-style="none" officeooo:rsid="001d25fe"/>
    </style:style>
    <style:style style:name="T19" style:family="text">
      <style:text-properties officeooo:rsid="000ee699"/>
    </style:style>
    <style:style style:name="T20" style:family="text">
      <style:text-properties officeooo:rsid="000f7461"/>
    </style:style>
    <style:style style:name="T21" style:family="text">
      <style:text-properties officeooo:rsid="00102fcf"/>
    </style:style>
    <style:style style:name="T22" style:family="text">
      <style:text-properties officeooo:rsid="00148002"/>
    </style:style>
    <style:style style:name="T23" style:family="text">
      <style:text-properties officeooo:rsid="0015ad8b"/>
    </style:style>
    <style:style style:name="T24" style:family="text">
      <style:text-properties officeooo:rsid="0016e886"/>
    </style:style>
    <style:style style:name="T25" style:family="text">
      <style:text-properties officeooo:rsid="0017dc1c"/>
    </style:style>
    <style:style style:name="T26" style:family="text">
      <style:text-properties officeooo:rsid="00195b42"/>
    </style:style>
    <style:style style:name="T27" style:family="text">
      <style:text-properties officeooo:rsid="001960d6"/>
    </style:style>
    <style:style style:name="T28" style:family="text">
      <style:text-properties officeooo:rsid="001a3c47"/>
    </style:style>
    <style:style style:name="T29" style:family="text">
      <style:text-properties officeooo:rsid="001c0490"/>
    </style:style>
    <style:style style:name="T30" style:family="text">
      <style:text-properties officeooo:rsid="001d25fe"/>
    </style:style>
    <style:style style:name="T31" style:family="text">
      <style:text-properties officeooo:rsid="001e5f8f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N<text:span text:style-name="T4">ote</text:span></text:p>
      <text:table-of-content text:style-name="Sect1" text:protected="true" text:name="Table des matières1">
        <text:table-of-content-source text:outline-level="5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_Toc369_2519710810" text:style-name="Index_20_Link" text:visited-style-name="Index_20_Link">I : Objectif<text:tab/>1</text:a></text:p>
          <text:p text:style-name="P2"><text:a xlink:type="simple" xlink:href="#__RefHeading___Toc396_2519710810" text:style-name="Index_20_Link" text:visited-style-name="Index_20_Link">I.A : Note<text:tab/>1</text:a></text:p>
          <text:p text:style-name="P3"><text:a xlink:type="simple" xlink:href="#__RefHeading___Toc398_2519710810" text:style-name="Index_20_Link" text:visited-style-name="Index_20_Link">I.B.1 : Principe<text:tab/>1</text:a></text:p>
        </text:index-body>
      </text:table-of-content>
      <text:p text:style-name="P16"/>
      <text:h text:style-name="Heading_20_1" text:outline-level="1"><text:bookmark-start text:name="__RefHeading___Toc369_2519710810"/><text:span text:style-name="T2">I </text:span><text:span text:style-name="T1">: </text:span><text:span text:style-name="T31">Objectif</text:span><text:bookmark-end text:name="__RefHeading___Toc369_2519710810"/></text:h>
      <text:h text:style-name="Heading_20_2" text:outline-level="2"><text:bookmark-start text:name="__RefHeading___Toc396_2519710810"/>I.<text:span text:style-name="T29">A</text:span> : Note<text:bookmark-end text:name="__RefHeading___Toc396_2519710810"/></text:h>
      <text:h text:style-name="Heading_20_3" text:outline-level="3"><text:bookmark-start text:name="__RefHeading___Toc398_2519710810"/>I.B.1 : Principe<text:bookmark-end text:name="__RefHeading___Toc398_2519710810"/></text:h>
      <text:h text:style-name="Heading_20_4" text:outline-level="4">I.B.1.a : marqué les modifications</text:h>
      <text:h text:style-name="Heading_20_5" text:outline-level="5">I.B.1.a.i : pour ne pas le refaire</text:h>
      <text:p text:style-name="P31"><text:span text:style-name="T4">I.</text:span><text:span text:style-name="T29">B</text:span> : <text:span text:style-name="T22">Programe</text:span></text:p>
      <text:p text:style-name="P25"><text:span text:style-name="T4">I.A.</text:span>1 : <text:span text:style-name="T22">Principe</text:span></text:p>
      <text:p text:style-name="P21"><text:span text:style-name="T11">I.A.1.</text:span><text:span text:style-name="T12">a</text:span><text:span text:style-name="T10"> : </text:span><text:span text:style-name="T12">P</text:span><text:span text:style-name="T1">rix fixe.</text:span></text:p>
      <text:p text:style-name="P7"><text:span text:style-name="T1">I.</text:span>A.1.a.i : <text:span text:style-name="T1">Le bute du programme est d’e</text:span>n<text:span text:style-name="T1"> construire </text:span>une économie<text:span text:style-name="T1"> </text:span>stable</text:p>
      <text:p text:style-name="P7">I.A.1.a.ii : Le pris est déterminé par les caractéristique du produit</text:p>
      <text:p text:style-name="P22"><text:span text:style-name="T11">I.A.</text:span><text:span text:style-name="T14">1.b</text:span><text:span text:style-name="T13"> : </text:span><text:span text:style-name="T12">État</text:span></text:p>
      <text:p text:style-name="P8"><text:span text:style-name="T24">I.A.</text:span><text:span text:style-name="T25">1.b</text:span><text:span text:style-name="T24">.i : il est donc</text:span> interventionniste <text:span text:style-name="T24">sans</text:span> <text:span text:style-name="T24">être nécessairement</text:span> socialiste.</text:p>
      <text:p text:style-name="P20"><text:span text:style-name="T7">I.A.</text:span><text:span text:style-name="T15">1.c</text:span><text:span text:style-name="T8"> : </text:span><text:span text:style-name="T15">J</text:span>eux <text:span text:style-name="T25">V</text:span>idéo.</text:p>
      <text:p text:style-name="P12"><text:span text:style-name="T24">I.A.</text:span><text:span text:style-name="T25">1.c</text:span><text:span text:style-name="T24">.i : Pour faciliter les début nous </text:span><text:span text:style-name="T25">le</text:span><text:span text:style-name="T24"> considérions </text:span><text:span text:style-name="T26">comme</text:span></text:p>
      <text:p text:style-name="P26"><text:span text:style-name="T4">I.A.</text:span><text:span text:style-name="T27">2</text:span> : <text:span text:style-name="T27">R</text:span><text:span text:style-name="T28">é</text:span><text:span text:style-name="T27">si</text:span><text:span text:style-name="T28">s</text:span><text:span text:style-name="T27">tance</text:span></text:p>
      <text:p text:style-name="P17"><text:span text:style-name="T7">I.A.</text:span><text:span text:style-name="T16">2</text:span><text:span text:style-name="T7">.</text:span><text:span text:style-name="T9">a</text:span><text:span text:style-name="T5"> : </text:span><text:span text:style-name="T16">Économie</text:span></text:p>
      <text:p text:style-name="P15"><text:span text:style-name="T5">I.A.1.a.i : </text:span><text:span text:style-name="T16">interne</text:span></text:p>
      <text:p text:style-name="P14"><text:span text:style-name="T16">I.A.1.a.ii : externe</text:span></text:p>
      <text:p text:style-name="P17"><text:span text:style-name="T7">I.A.</text:span><text:span text:style-name="T16">2</text:span><text:span text:style-name="T7">.</text:span><text:span text:style-name="T16">b : Intelligence</text:span></text:p>
      <text:p text:style-name="P14"><text:span text:style-name="T16">I.A.1.a.i : IA</text:span></text:p>
      <text:p text:style-name="P14"><text:span text:style-name="T16">I.A.1.a.ii : public seule (</text:span><text:span text:style-name="T17">RPG</text:span><text:span text:style-name="T16">)</text:span></text:p>
      <text:p text:style-name="P14"><text:span text:style-name="T16">I.A.1.a.iii : public en multi (</text:span><text:span text:style-name="T17">MMO</text:span><text:span text:style-name="T16">)</text:span></text:p>
      <text:p text:style-name="P35"><text:span text:style-name="T2">II :</text:span><text:span text:style-name="T1"> </text:span>Re<text:span text:style-name="T4">fus</text:span></text:p>
      <text:p text:style-name="P35"><text:span text:style-name="T2">II</text:span><text:span text:style-name="T3">I : </text:span>E<text:span text:style-name="T4">n</text:span> C<text:span text:style-name="T4">ours</text:span></text:p>
      <text:p text:style-name="P33">III.A : B<text:span text:style-name="T6">ases </text:span><text:span text:style-name="T5">D</text:span><text:span text:style-name="T6">onnées</text:span></text:p>
      <text:p text:style-name="P30"><text:span text:style-name="T4">III.A.</text:span><text:span text:style-name="T2">1 : </text:span><text:span text:style-name="T30">Organiser</text:span> :</text:p>
      <text:p text:style-name="P27"><text:span text:style-name="T4">III.A.</text:span><text:span text:style-name="T2">1.</text:span><text:span text:style-name="T30">a</text:span><text:span text:style-name="T2"> : </text:span>Ordre des colonnes :</text:p>
      <text:p text:style-name="P23"><text:span text:style-name="T4">III.A.1.</text:span><text:span text:style-name="T1">a.</text:span><text:span text:style-name="T30">i</text:span><text:span text:style-name="T1"> :</text:span> date <text:span text:style-name="T1">de mise à jour</text:span></text:p>
      <text:p text:style-name="P24"><text:span text:style-name="T4">III.A.1.</text:span><text:span text:style-name="T30">a</text:span><text:span text:style-name="T1">.</text:span><text:span text:style-name="T30">ii</text:span><text:span text:style-name="T1"> :</text:span> texte</text:p>
      <text:p text:style-name="P24"><text:span text:style-name="T4">III.A.1.</text:span><text:span text:style-name="T30">a</text:span><text:span text:style-name="T1">.</text:span><text:span text:style-name="T30">iii</text:span><text:span text:style-name="T1"> :</text:span> variable manuel</text:p>
      <text:p text:style-name="P24"><text:span text:style-name="T4">III.A.1.</text:span><text:span text:style-name="T30">a</text:span><text:span text:style-name="T1">.</text:span><text:span text:style-name="T30">iv</text:span><text:span text:style-name="T1"> :</text:span> variable automatique</text:p>
      <text:p text:style-name="P6"><text:tab/>par ordre de calcule, donc la dernier colonne (la plus à droite) est la dernier calculer</text:p>
      <text:p text:style-name="P28"><text:span text:style-name="T4">III.A.</text:span><text:span text:style-name="T30">2</text:span><text:span text:style-name="T2"> : </text:span><text:span text:style-name="T30">Mise à Jour</text:span> :</text:p>
      <text:p text:style-name="P28"/>
      <text:p text:style-name="P32">IV : Modifications</text:p>
      <text:p text:style-name="P29"><text:soft-page-break/><text:span text:style-name="T20">IV.1 : </text:span>2023-11-18</text:p>
      <text:p text:style-name="P19"><text:span text:style-name="T20">IV.1.a : </text:span>création de la fonction RMPLC dans FRML</text:p>
      <text:p text:style-name="P9"><text:span text:style-name="T20">IV.1.a.i : </text:span>pour réduire la place du code, comme sont <text:span text:style-name="T23">ancêtre</text:span> intervenait 10 <text:span text:style-name="T28">fois</text:span></text:p>
      <text:p text:style-name="P13"><text:span text:style-name="T4">I</text:span><text:span text:style-name="T22">V</text:span><text:span text:style-name="T4">.1.</text:span><text:span text:style-name="T22">b</text:span><text:span text:style-name="T4">.i</text:span><text:span text:style-name="T22">ii</text:span><text:span text:style-name="T4"> :</text:span> <text:span text:style-name="T22">permet de ne plus écrire le nom des colonnes</text:span></text:p>
      <text:p text:style-name="P18"><text:span text:style-name="T20">IV.1.b</text:span> : <text:span text:style-name="T19">modification de l’ordre des colonnes des base de donné</text:span></text:p>
      <text:p text:style-name="P10"><text:span text:style-name="T20">IV.1.b.</text:span><text:span text:style-name="T21">i : </text:span>suite a la création de RMPLC</text:p>
      <text:p text:style-name="P11"><text:span text:style-name="T20">IV.1.b.</text:span><text:span text:style-name="T21">ii : permet de séparer les variable manuel et automat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Verdana1" fo:font-family="Verdana" style:font-style-name="Gras" style:font-family-generic="swiss" style:font-pitch="variable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Verdana1" fo:font-family="Verdana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Verdana2" fo:font-family="Verdana" style:font-style-name="Gras Italique" style:font-family-generic="swiss" style:font-pitch="variable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6pt" fo:font-style="normal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2pt" fo:font-weight="normal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date style:data-style-name="N37" text:date-value="2023-11-18T19:06:10.166000188" text:fixed="true">18/11/23</text:date><text:s/><text:time style:data-style-name="N61" text:time-value="2023-11-18T19:06:19.938000091" text:fixed="true">19:06:19</text:time><text:tab/><text:file-name text:display="name">Note</text:file-name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8T19:21:24.376000000</dc:date>
    <dc:creator>Wilfried Richard</dc:creator>
    <meta:editing-duration>PT2H4M25S</meta:editing-duration>
    <meta:editing-cycles>22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7" meta:word-count="262" meta:character-count="1459" meta:non-whitespace-character-count="1243"/>
  </office:meta>
</office:document-meta>
</file>